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0625e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fo:letter-spacing="normal" fo:font-style="normal" fo:font-weight="normal" officeooo:rsid="00045259"/>
    </style:style>
    <style:style style:name="T3" style:family="text">
      <style:text-properties fo:font-variant="normal" fo:text-transform="none" fo:color="#222222" fo:letter-spacing="normal" fo:font-style="normal" fo:font-weight="normal" officeooo:rsid="000625ed"/>
    </style:style>
    <style:style style:name="T4" style:family="text">
      <style:text-properties fo:font-variant="normal" fo:text-transform="none" fo:letter-spacing="normal" fo:font-style="normal" fo:font-weight="normal" officeooo:rsid="000625ed"/>
    </style:style>
    <style:style style:name="T5" style:family="text">
      <style:text-properties fo:font-variant="normal" fo:text-transform="none" fo:color="#800000" fo:letter-spacing="normal" fo:font-style="normal" fo:font-weight="normal" officeooo:rsid="000625ed"/>
    </style:style>
    <style:style style:name="T6" style:family="text">
      <style:text-properties fo:font-variant="normal" fo:text-transform="none" fo:color="#800000" fo:letter-spacing="normal" fo:font-style="normal" officeooo:rsid="000625ed"/>
    </style:style>
    <style:style style:name="T7" style:family="text">
      <style:text-properties fo:font-variant="normal" fo:text-transform="none" fo:color="#800000" fo:letter-spacing="normal" fo:font-style="normal" fo:font-weight="bold" officeooo:rsid="000625ed" style:font-weight-asian="bold" style:font-weight-complex="bold"/>
    </style:style>
    <style:style style:name="T8" style:family="text">
      <style:text-properties fo:font-variant="normal" fo:text-transform="none" fo:color="#800000" fo:letter-spacing="normal" fo:font-style="normal" style:text-underline-style="solid" style:text-underline-width="auto" style:text-underline-color="font-color" fo:font-weight="bold" officeooo:rsid="000625e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Emphasis"><text:span text:style-name="T8">EJERCICIOS SENCILLOS….INICIO M.E.R.</text:span></text:span></text:p>
      <text:p text:style-name="P2"><text:span text:style-name="Emphasis"><text:span text:style-name="T1"/></text:span></text:p>
      <text:p text:style-name="P5"><text:span text:style-name="Emphasis"><text:span text:style-name="T3">1.- </text:span></text:span><text:span text:style-name="Emphasis"><text:span text:style-name="T1">Una empresa vende productos a varios clientes. Se necesita conocer los datos</text:span></text:span></text:p>
      <text:p text:style-name="P5"><text:span text:style-name="Emphasis"><text:span text:style-name="T1">personales de los clientes (nombre, apellidos, dni, dirección y fecha de nacimiento). Cada</text:span></text:span></text:p>
      <text:p text:style-name="P5"><text:span text:style-name="Emphasis"><text:span text:style-name="T1">producto tiene un nombre y un código, así como un precio unitario. Un cliente puede</text:span></text:span></text:p>
      <text:p text:style-name="P5"><text:span text:style-name="Emphasis"><text:span text:style-name="T1">comprar varios productos a la empresa, y un mismo producto puede ser comprado por</text:span></text:span></text:p>
      <text:p text:style-name="P5"><text:span text:style-name="Emphasis"><text:span text:style-name="T1">varios clientes.</text:span></text:span></text:p>
      <text:p text:style-name="P5"><text:span text:style-name="Emphasis"><text:span text:style-name="T1">Los productos son suministrados por diferentes proveedores. Se debe tener en cuenta</text:span></text:span></text:p>
      <text:p text:style-name="P5"><text:span text:style-name="Emphasis"><text:span text:style-name="T1">que un producto sólo puede ser suministrado por un proveedor, y que un proveedor puede</text:span></text:span></text:p>
      <text:p text:style-name="P5"><text:span text:style-name="Emphasis"><text:span text:style-name="T1">suministrar diferentes productos. De cada proveedor se desea conocer el NIF, nombre y</text:span></text:span></text:p>
      <text:p text:style-name="P5"><text:span text:style-name="Emphasis"><text:span text:style-name="T1">dirección”.</text:span></text:span></text:p>
      <text:p text:style-name="P1"/>
      <text:p text:style-name="P1"/>
      <text:p text:style-name="P1"/>
      <text:p text:style-name="P1"/>
      <text:p text:style-name="P5"><text:span text:style-name="Emphasis"><text:span text:style-name="T3">2.- </text:span></text:span><text:span text:style-name="Emphasis"><text:span text:style-name="T1">Se desea informatizar la gestión de una empresa de transportes que reparte paquetes</text:span></text:span></text:p>
      <text:p text:style-name="P5"><text:span text:style-name="Emphasis"><text:span text:style-name="T1">por toda España. Los encargados de llevar los paquetes son los camioneros, de los que</text:span></text:span></text:p>
      <text:p text:style-name="P5"><text:span text:style-name="Emphasis"><text:span text:style-name="T1">se quiere guardar el dni, nombre, teléfono, dirección, salario y población en la que vive.</text:span></text:span></text:p>
      <text:p text:style-name="P5"><text:span text:style-name="Emphasis"><text:span text:style-name="T1">De los paquetes transportados interesa conocer el código de paquete, descripción,</text:span></text:span></text:p>
      <text:p text:style-name="P5"><text:span text:style-name="Emphasis"><text:span text:style-name="T1">destinatario y dirección del destinatario. Un camionero distribuye muchos paquetes, y un</text:span></text:span></text:p>
      <text:p text:style-name="P5"><text:span text:style-name="Emphasis"><text:span text:style-name="T1">paquete sólo puede ser distribuido por un camionero.</text:span></text:span></text:p>
      <text:p text:style-name="P5"><text:span text:style-name="Emphasis"><text:span text:style-name="T1">De las provincias a las que llegan los paquetes interesa guardar el código de provincia y</text:span></text:span></text:p>
      <text:p text:style-name="P5"><text:span text:style-name="Emphasis"><text:span text:style-name="T1">el nombre. Un paquete sólo puede llegar a una provincia. Sin embargo, a una provincia</text:span></text:span></text:p>
      <text:p text:style-name="P5"><text:span text:style-name="Emphasis"><text:span text:style-name="T1">pueden llegar varios paquetes.</text:span></text:span></text:p>
      <text:p text:style-name="P3">De los camiones que llevan los camioneros, interesa conocer la matrícula, modelo, tipo y</text:p>
      <text:p text:style-name="P3">potencia. Un camionero puede conducir diferentes camiones en fechas diferentes, y un</text:p>
      <text:p text:style-name="P3">camión puede ser conducido por varios camioneros</text:p>
      <text:p text:style-name="P1"/>
      <text:p text:style-name="P1"/>
      <text:p text:style-name="P1"/>
      <text:p text:style-name="P1"/>
      <text:p text:style-name="P5"><text:span text:style-name="Emphasis"><text:span text:style-name="T3">3.- </text:span></text:span><text:span text:style-name="Emphasis"><text:span text:style-name="T1">Se desea diseñar la base de datos de un Instituto. En la base de datos se desea guardar</text:span></text:span></text:p>
      <text:p text:style-name="P5"><text:span text:style-name="Emphasis"><text:span text:style-name="T1">los datos de los profesores del Instituto (DNI, nombre, dirección y teléfono). Los</text:span></text:span></text:p>
      <text:p text:style-name="P5"><text:span text:style-name="Emphasis"><text:span text:style-name="T1">profesores imparten módulos, y cada módulo tiene un código y un nombre. Cada alumno</text:span></text:span></text:p>
      <text:p text:style-name="P5"><text:span text:style-name="Emphasis"><text:span text:style-name="T1">está matriculado en uno o varios módulos. De cada alumno se desea guardar el nº de</text:span></text:span></text:p>
      <text:p text:style-name="P5"><text:span text:style-name="Emphasis"><text:span text:style-name="T1">expediente, nombre, apellidos y fecha de nacimiento. Los profesores pueden impartir</text:span></text:span></text:p>
      <text:p text:style-name="P5"><text:span text:style-name="Emphasis"><text:span text:style-name="T1">varios módulos, pero un módulo sólo puede ser impartido por un profesor. Cada curso</text:span></text:span></text:p>
      <text:p text:style-name="P5"><text:span text:style-name="Emphasis"><text:span text:style-name="T1">tiene un grupo de alumnos, uno de los cuales es el delegado del grupo</text:span></text:span></text:p>
      <text:p text:style-name="P1"/>
      <text:p text:style-name="P1"/>
      <text:p text:style-name="P1"/>
      <text:p text:style-name="P1"/>
      <text:p text:style-name="P5"><text:span text:style-name="Emphasis"><text:span text:style-name="T3">4.- </text:span></text:span><text:span text:style-name="Emphasis"><text:span text:style-name="T1">Se desea diseñar una base de datos para almacenar y gestionar la información</text:span></text:span></text:p>
      <text:p text:style-name="P5"><text:span text:style-name="Emphasis"><text:span text:style-name="T1">empleada por una empresa dedicada a la venta de automóviles, teniendo en cuenta los</text:span></text:span></text:p>
      <text:p text:style-name="P5"><text:span text:style-name="Emphasis"><text:span text:style-name="T1">siguientes aspectos:</text:span></text:span></text:p>
      <text:p text:style-name="P5"><text:span text:style-name="Emphasis"><text:span text:style-name="T1">La empresa dispone de una serie de coches para su venta. Se necesita conocer la</text:span></text:span></text:p>
      <text:p text:style-name="P5"><text:span text:style-name="Emphasis"><text:span text:style-name="T1">matrícula, marca y modelo, el color y el precio de venta de cada coche.</text:span></text:span></text:p>
      <text:p text:style-name="P5"><text:span text:style-name="Emphasis"><text:span text:style-name="T1">Los datos que interesa conocer de cada cliente son el NIF, nombre, dirección, ciudad y</text:span></text:span></text:p>
      <text:p text:style-name="P5"><text:span text:style-name="Emphasis"><text:span text:style-name="T1">número de teléfono: además, los clientes se diferencian por un código interno de la</text:span></text:span></text:p>
      <text:p text:style-name="P5"><text:span text:style-name="Emphasis"><text:span text:style-name="T1">empresa que se incrementa automáticamente cuando un cliente se da de alta en ella. Un</text:span></text:span></text:p>
      <text:p text:style-name="P5"><text:span text:style-name="Emphasis"><text:span text:style-name="T1">cliente puede comprar tantos coches como desee a la empresa. Un coche determinado</text:span></text:span></text:p>
      <text:p text:style-name="P5"><text:span text:style-name="Emphasis"><text:span text:style-name="T1">solo puede ser comprado por un único cliente.</text:span></text:span></text:p>
      <text:p text:style-name="P5"><text:soft-page-break/><text:span text:style-name="Emphasis"><text:span text:style-name="T3">5.- </text:span></text:span><text:span text:style-name="Emphasis"><text:span text:style-name="T1">El concesionario también se encarga de llevar a cabo las revisiones que se realizan a</text:span></text:span></text:p>
      <text:p text:style-name="P5"><text:span text:style-name="Emphasis"><text:span text:style-name="T1">cada coche. Cada revisión tiene asociado un código que se incrementa automáticamente</text:span></text:span></text:p>
      <text:p text:style-name="P5"><text:span text:style-name="Emphasis"><text:span text:style-name="T1">por cada revisión que se haga. De cada revisión se desea saber si se ha hecho cambio de</text:span></text:span></text:p>
      <text:p text:style-name="P5"><text:span text:style-name="Emphasis"><text:span text:style-name="T1">filtro, si se ha hecho cambio de aceite, si se ha hecho cambio de frenos u otros. Los</text:span></text:span></text:p>
      <text:p text:style-name="P5"><text:span text:style-name="Emphasis"><text:span text:style-name="T1">coches pueden pasar varias revisiones en el concesionario”</text:span></text:span></text:p>
      <text:p text:style-name="P1"/>
      <text:p text:style-name="P1"/>
      <text:p text:style-name="P1"/>
      <text:p text:style-name="P1"/>
      <text:p text:style-name="P5"><text:span text:style-name="Emphasis"><text:span text:style-name="T3">6.- </text:span></text:span><text:span text:style-name="Emphasis"><text:span text:style-name="T1">La clínica “SAN PATRÁS” necesita llevar un control informatizado de su gestión de</text:span></text:span></text:p>
      <text:p text:style-name="P5"><text:span text:style-name="Emphasis"><text:span text:style-name="T1">pacientes y médicos.</text:span></text:span></text:p>
      <text:p text:style-name="P5"><text:span text:style-name="Emphasis"><text:span text:style-name="T1">De cada paciente se desea guardar el código, nombre, apellidos, dirección, población,</text:span></text:span></text:p>
      <text:p text:style-name="P5"><text:span text:style-name="Emphasis"><text:span text:style-name="T2">p</text:span></text:span><text:span text:style-name="Emphasis"><text:span text:style-name="T1">rovincia, código postal, teléfono y fecha de nacimiento.</text:span></text:span></text:p>
      <text:p text:style-name="P5"><text:span text:style-name="Emphasis"><text:span text:style-name="T1">De cada médico se desea guardar el código, nombre, apellidos, teléfono y especialidad.</text:span></text:span></text:p>
      <text:p text:style-name="P5"><text:span text:style-name="Emphasis"><text:span text:style-name="T1">Se desea llevar el control de cada uno de los ingresos que el paciente hace en el hospital.</text:span></text:span></text:p>
      <text:p text:style-name="P5"><text:span text:style-name="Emphasis"><text:span text:style-name="T1">Cada ingreso que realiza el paciente queda registrado en la base de datos. De cada</text:span></text:span></text:p>
      <text:p text:style-name="P5"><text:span text:style-name="Emphasis"><text:span text:style-name="T1">ingreso se guarda el código de ingreso (que se incrementará automáticamente cada vez</text:span></text:span></text:p>
      <text:p text:style-name="P5"><text:span text:style-name="Emphasis"><text:span text:style-name="T1">que el paciente realice un ingreso), el número de habitación y cama en la que el paciente</text:span></text:span></text:p>
      <text:p text:style-name="P5"><text:span text:style-name="Emphasis"><text:span text:style-name="T1">realiza el ingreso y la fecha de ingreso.</text:span></text:span></text:p>
      <text:p text:style-name="P5"><text:span text:style-name="Emphasis"><text:span text:style-name="T1">Un médico puede atender varios ingresos, pero el ingreso de un paciente solo puede ser</text:span></text:span></text:p>
      <text:p text:style-name="P5"><text:span text:style-name="Emphasis"><text:span text:style-name="T1">atendido por un único médico. Un paciente puede realizar varios ingresos en el hospital</text:span></text:span></text:p>
      <text:p text:style-name="P1"/>
      <text:p text:style-name="P1"/>
      <text:p text:style-name="P1"/>
      <text:p text:style-name="P1"/>
      <text:p text:style-name="P5"><text:span text:style-name="Emphasis"><text:span text:style-name="T3">7.- </text:span></text:span><text:span text:style-name="Emphasis"><text:span text:style-name="T1">De cada producto informático se desea guardar el código, descripción, precio y número</text:span></text:span></text:p>
      <text:p text:style-name="P5"><text:span text:style-name="Emphasis"><text:span text:style-name="T1">de existencias. De cada cliente se desea guardar el código, nombre, apellidos, dirección y</text:span></text:span></text:p>
      <text:p text:style-name="P5"><text:span text:style-name="Emphasis"><text:span text:style-name="T1">número de teléfono.</text:span></text:span></text:p>
      <text:p text:style-name="P5"><text:span text:style-name="Emphasis"><text:span text:style-name="T1">Un cliente puede comprar varios productos en la tienda y un mismo producto puede ser</text:span></text:span></text:p>
      <text:p text:style-name="P5"><text:span text:style-name="Emphasis"><text:span text:style-name="T1">comprado por varios clientes. Cada vez que se compre un artículo quedará registrada la</text:span></text:span></text:p>
      <text:p text:style-name="P5"><text:span text:style-name="Emphasis"><text:span text:style-name="T1">compra en la base de datos junto con la fecha en la que se ha comprado el artículo.</text:span></text:span></text:p>
      <text:p text:style-name="P5"><text:span text:style-name="Emphasis"><text:span text:style-name="T1">La tienda tiene contactos con varios proveedores que son los que suministran los</text:span></text:span></text:p>
      <text:p text:style-name="P5"><text:span text:style-name="Emphasis"><text:span text:style-name="T1">productos. Un mismo producto puede ser suministrado por varios proveedores. De cada</text:span></text:span></text:p>
      <text:p text:style-name="P5"><text:span text:style-name="Emphasis"><text:span text:style-name="T1">proveedor se desea guardar el código, nombre, apellidos, dirección, provincia y número</text:span></text:span></text:p>
      <text:p text:style-name="P5"><text:span text:style-name="Emphasis"><text:span text:style-name="T1">de teléfono”.</text:span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0:28:35.843000000</meta:creation-date>
    <dc:date>2020-10-22T10:35:13.145000000</dc:date>
    <meta:editing-duration>PT6M37S</meta:editing-duration>
    <meta:editing-cycles>2</meta:editing-cycles>
    <meta:generator>LibreOffice/5.3.3.2$Windows_x86 LibreOffice_project/3d9a8b4b4e538a85e0782bd6c2d430bafe583448</meta:generator>
    <meta:document-statistic meta:table-count="0" meta:image-count="0" meta:object-count="0" meta:page-count="2" meta:paragraph-count="66" meta:word-count="808" meta:character-count="4852" meta:non-whitespace-character-count="4110"/>
  </office:meta>
</office:document-meta>
</file>